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QAJJLG+NimbusRomNo9L-Regu" svg:font-family="QAJJLG+NimbusRomNo9L-Regu"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style:tab-stops>
          <style:tab-stop style:position="6.302cm"/>
        </style:tab-stops>
      </style:paragraph-properties>
      <style:text-properties style:text-underline-style="none" officeooo:paragraph-rsid="001b2ffe"/>
    </style:style>
    <style:style style:name="P2" style:family="paragraph" style:parent-style-name="Standard">
      <style:paragraph-properties>
        <style:tab-stops>
          <style:tab-stop style:position="6.302cm"/>
        </style:tab-stops>
      </style:paragraph-properties>
      <style:text-properties style:text-underline-style="none" officeooo:paragraph-rsid="0025bb7d"/>
    </style:style>
    <style:style style:name="P3" style:family="paragraph" style:parent-style-name="Standard">
      <style:paragraph-properties>
        <style:tab-stops>
          <style:tab-stop style:position="6.302cm"/>
        </style:tab-stops>
      </style:paragraph-properties>
      <style:text-properties style:text-underline-style="none" officeooo:paragraph-rsid="002a7bf3"/>
    </style:style>
    <style:style style:name="P4" style:family="paragraph" style:parent-style-name="Standard">
      <style:paragraph-properties>
        <style:tab-stops>
          <style:tab-stop style:position="6.302cm"/>
        </style:tab-stops>
      </style:paragraph-properties>
      <style:text-properties style:text-underline-style="none" officeooo:paragraph-rsid="002bf5b4"/>
    </style:style>
    <style:style style:name="P5" style:family="paragraph" style:parent-style-name="Standard">
      <style:paragraph-properties>
        <style:tab-stops>
          <style:tab-stop style:position="6.302cm"/>
        </style:tab-stops>
      </style:paragraph-properties>
      <style:text-properties style:text-underline-style="none" officeooo:rsid="00193120" officeooo:paragraph-rsid="001fd476"/>
    </style:style>
    <style:style style:name="P6" style:family="paragraph" style:parent-style-name="Standard">
      <style:paragraph-properties>
        <style:tab-stops>
          <style:tab-stop style:position="6.302cm"/>
        </style:tab-stops>
      </style:paragraph-properties>
      <style:text-properties style:text-underline-style="none" officeooo:rsid="00193120" officeooo:paragraph-rsid="0020ec0b"/>
    </style:style>
    <style:style style:name="P7" style:family="paragraph" style:parent-style-name="Standard">
      <style:paragraph-properties>
        <style:tab-stops>
          <style:tab-stop style:position="6.302cm"/>
        </style:tab-stops>
      </style:paragraph-properties>
      <style:text-properties officeooo:paragraph-rsid="001fd476"/>
    </style:style>
    <style:style style:name="P8" style:family="paragraph" style:parent-style-name="Standard">
      <style:paragraph-properties>
        <style:tab-stops>
          <style:tab-stop style:position="6.302cm"/>
        </style:tab-stops>
      </style:paragraph-properties>
      <style:text-properties officeooo:paragraph-rsid="00261312"/>
    </style:style>
    <style:style style:name="P9" style:family="paragraph" style:parent-style-name="Standard">
      <style:paragraph-properties>
        <style:tab-stops>
          <style:tab-stop style:position="6.302cm"/>
        </style:tab-stops>
      </style:paragraph-properties>
      <style:text-properties fo:font-style="normal" style:text-underline-style="solid" style:text-underline-width="auto" style:text-underline-color="font-color" officeooo:paragraph-rsid="0025e251" style:font-style-asian="normal" style:font-style-complex="normal"/>
    </style:style>
    <style:style style:name="P10" style:family="paragraph" style:parent-style-name="Standard">
      <style:paragraph-properties>
        <style:tab-stops>
          <style:tab-stop style:position="6.302cm"/>
        </style:tab-stops>
      </style:paragraph-properties>
      <style:text-properties fo:font-style="normal" style:text-underline-style="none" officeooo:paragraph-rsid="00261312" style:font-style-asian="normal" style:font-style-complex="normal"/>
    </style:style>
    <style:style style:name="P11" style:family="paragraph" style:parent-style-name="Standard">
      <style:paragraph-properties>
        <style:tab-stops>
          <style:tab-stop style:position="6.302cm"/>
        </style:tab-stops>
      </style:paragraph-properties>
      <style:text-properties fo:font-style="normal" style:text-underline-style="none" fo:font-weight="bold" officeooo:paragraph-rsid="0025e251" style:font-style-asian="normal" style:font-weight-asian="bold" style:font-style-complex="normal" style:font-weight-complex="bold"/>
    </style:style>
    <style:style style:name="P12" style:family="paragraph" style:parent-style-name="Standard">
      <style:paragraph-properties>
        <style:tab-stops>
          <style:tab-stop style:position="6.302cm"/>
        </style:tab-stops>
      </style:paragraph-properties>
      <style:text-properties fo:font-style="normal" style:text-underline-style="none" fo:font-weight="bold" officeooo:paragraph-rsid="00274022" style:font-style-asian="normal" style:font-weight-asian="bold" style:font-style-complex="normal" style:font-weight-complex="bold"/>
    </style:style>
    <style:style style:name="P13" style:family="paragraph" style:parent-style-name="Standard" style:master-page-name="Standard">
      <style:paragraph-properties style:page-number="auto">
        <style:tab-stops>
          <style:tab-stop style:position="6.302cm"/>
        </style:tab-stops>
      </style:paragraph-properties>
      <style:text-properties style:text-underline-style="solid" style:text-underline-width="auto" style:text-underline-color="font-color" officeooo:rsid="00183941" officeooo:paragraph-rsid="00183941"/>
    </style:style>
    <style:style style:name="P14" style:family="paragraph" style:parent-style-name="Standard">
      <style:paragraph-properties>
        <style:tab-stops>
          <style:tab-stop style:position="6.302cm"/>
        </style:tab-stops>
      </style:paragraph-properties>
      <style:text-properties style:text-underline-style="solid" style:text-underline-width="auto" style:text-underline-color="font-color" officeooo:rsid="00183941" officeooo:paragraph-rsid="00183941"/>
    </style:style>
    <style:style style:name="P15" style:family="paragraph" style:parent-style-name="Standard">
      <style:paragraph-properties>
        <style:tab-stops>
          <style:tab-stop style:position="6.302cm"/>
        </style:tab-stops>
      </style:paragraph-properties>
      <style:text-properties style:text-underline-style="solid" style:text-underline-width="auto" style:text-underline-color="font-color" officeooo:rsid="00193120" officeooo:paragraph-rsid="00193120"/>
    </style:style>
    <style:style style:name="P16" style:family="paragraph" style:parent-style-name="Standard">
      <style:paragraph-properties>
        <style:tab-stops>
          <style:tab-stop style:position="6.302cm"/>
        </style:tab-stops>
      </style:paragraph-properties>
      <style:text-properties style:text-underline-style="solid" style:text-underline-width="auto" style:text-underline-color="font-color" officeooo:rsid="001bcaab" officeooo:paragraph-rsid="001bcaab"/>
    </style:style>
    <style:style style:name="P17" style:family="paragraph" style:parent-style-name="Standard">
      <style:paragraph-properties>
        <style:tab-stops>
          <style:tab-stop style:position="6.302cm"/>
        </style:tab-stops>
      </style:paragraph-properties>
      <style:text-properties style:text-underline-style="solid" style:text-underline-width="auto" style:text-underline-color="font-color" officeooo:rsid="002bf5b4" officeooo:paragraph-rsid="002bf5b4"/>
    </style:style>
    <style:style style:name="P18" style:family="paragraph" style:parent-style-name="Standard">
      <style:paragraph-properties>
        <style:tab-stops>
          <style:tab-stop style:position="6.302cm"/>
        </style:tab-stops>
      </style:paragraph-properties>
      <style:text-properties style:text-underline-style="solid" style:text-underline-width="auto" style:text-underline-color="font-color" officeooo:rsid="001cad54" officeooo:paragraph-rsid="001cad54"/>
    </style:style>
    <style:style style:name="P19" style:family="paragraph" style:parent-style-name="Standard">
      <style:paragraph-properties>
        <style:tab-stops>
          <style:tab-stop style:position="6.302cm"/>
        </style:tab-stops>
      </style:paragraph-properties>
      <style:text-properties style:text-underline-style="solid" style:text-underline-width="auto" style:text-underline-color="font-color" officeooo:rsid="001fd476" officeooo:paragraph-rsid="001fd476"/>
    </style:style>
    <style:style style:name="P20" style:family="paragraph" style:parent-style-name="Standard">
      <style:paragraph-properties>
        <style:tab-stops>
          <style:tab-stop style:position="6.302cm"/>
        </style:tab-stops>
      </style:paragraph-properties>
      <style:text-properties style:text-underline-style="solid" style:text-underline-width="auto" style:text-underline-color="font-color" officeooo:rsid="0025cafc" officeooo:paragraph-rsid="0025cafc"/>
    </style:style>
    <style:style style:name="P21" style:family="paragraph" style:parent-style-name="Standard">
      <style:paragraph-properties>
        <style:tab-stops>
          <style:tab-stop style:position="6.302cm"/>
        </style:tab-stops>
      </style:paragraph-properties>
      <style:text-properties style:text-underline-style="solid" style:text-underline-width="auto" style:text-underline-color="font-color" officeooo:rsid="0025e251" officeooo:paragraph-rsid="0025e251"/>
    </style:style>
    <style:style style:name="P22" style:family="paragraph" style:parent-style-name="Standard">
      <style:paragraph-properties>
        <style:tab-stops>
          <style:tab-stop style:position="6.302cm"/>
        </style:tab-stops>
      </style:paragraph-properties>
      <style:text-properties style:text-underline-style="none" officeooo:rsid="0028e684" officeooo:paragraph-rsid="0028e684"/>
    </style:style>
    <style:style style:name="P23" style:family="paragraph" style:parent-style-name="Standard">
      <style:paragraph-properties>
        <style:tab-stops>
          <style:tab-stop style:position="6.302cm"/>
        </style:tab-stops>
      </style:paragraph-properties>
      <style:text-properties style:text-underline-style="none" officeooo:rsid="00193120" officeooo:paragraph-rsid="001b2ffe"/>
    </style:style>
    <style:style style:name="P24" style:family="paragraph" style:parent-style-name="Standard">
      <style:paragraph-properties>
        <style:tab-stops>
          <style:tab-stop style:position="6.302cm"/>
        </style:tab-stops>
      </style:paragraph-properties>
      <style:text-properties style:text-underline-style="none" officeooo:rsid="001bcaab" officeooo:paragraph-rsid="001b2ffe"/>
    </style:style>
    <style:style style:name="P25" style:family="paragraph" style:parent-style-name="Standard">
      <style:paragraph-properties>
        <style:tab-stops>
          <style:tab-stop style:position="6.302cm"/>
        </style:tab-stops>
      </style:paragraph-properties>
      <style:text-properties style:text-underline-style="none" officeooo:rsid="001bcaab" officeooo:paragraph-rsid="001bcaab"/>
    </style:style>
    <style:style style:name="P26" style:family="paragraph" style:parent-style-name="Standard">
      <style:paragraph-properties>
        <style:tab-stops>
          <style:tab-stop style:position="6.302cm"/>
        </style:tab-stops>
      </style:paragraph-properties>
      <style:text-properties style:text-underline-style="none" officeooo:rsid="00261312" officeooo:paragraph-rsid="00261312"/>
    </style:style>
    <style:style style:name="P27" style:family="paragraph" style:parent-style-name="Standard">
      <style:paragraph-properties>
        <style:tab-stops>
          <style:tab-stop style:position="6.302cm"/>
        </style:tab-stops>
      </style:paragraph-properties>
      <style:text-properties style:text-underline-style="none" officeooo:rsid="002bf5b4" officeooo:paragraph-rsid="002bf5b4"/>
    </style:style>
    <style:style style:name="P28" style:family="paragraph" style:parent-style-name="Standard">
      <style:paragraph-properties>
        <style:tab-stops>
          <style:tab-stop style:position="6.302cm"/>
        </style:tab-stops>
      </style:paragraph-properties>
      <style:text-properties style:text-underline-style="none" officeooo:rsid="001cad54" officeooo:paragraph-rsid="001cad54"/>
    </style:style>
    <style:style style:name="P29" style:family="paragraph" style:parent-style-name="Standard">
      <style:paragraph-properties>
        <style:tab-stops>
          <style:tab-stop style:position="6.302cm"/>
        </style:tab-stops>
      </style:paragraph-properties>
      <style:text-properties style:text-underline-style="none" officeooo:rsid="0020ec0b" officeooo:paragraph-rsid="001fd476"/>
    </style:style>
    <style:style style:name="P30" style:family="paragraph" style:parent-style-name="Standard">
      <style:paragraph-properties>
        <style:tab-stops>
          <style:tab-stop style:position="6.302cm"/>
        </style:tab-stops>
      </style:paragraph-properties>
      <style:text-properties style:text-underline-style="none" officeooo:rsid="0022eaf1" officeooo:paragraph-rsid="0020ec0b"/>
    </style:style>
    <style:style style:name="P31" style:family="paragraph" style:parent-style-name="Standard">
      <style:paragraph-properties>
        <style:tab-stops>
          <style:tab-stop style:position="6.302cm"/>
        </style:tab-stops>
      </style:paragraph-properties>
      <style:text-properties style:text-underline-style="none" officeooo:rsid="00244c34" officeooo:paragraph-rsid="0025bb7d"/>
    </style:style>
    <style:style style:name="P32" style:family="paragraph" style:parent-style-name="Standard">
      <style:paragraph-properties>
        <style:tab-stops>
          <style:tab-stop style:position="6.302cm"/>
        </style:tab-stops>
      </style:paragraph-properties>
      <style:text-properties style:text-underline-style="none" officeooo:rsid="002a7bf3" officeooo:paragraph-rsid="002a7bf3"/>
    </style:style>
    <style:style style:name="P33" style:family="paragraph" style:parent-style-name="Standard">
      <style:paragraph-properties>
        <style:tab-stops>
          <style:tab-stop style:position="6.302cm"/>
        </style:tab-stops>
      </style:paragraph-properties>
      <style:text-properties style:text-underline-style="none" officeooo:rsid="0025bb7d" officeooo:paragraph-rsid="0025bb7d"/>
    </style:style>
    <style:style style:name="P34" style:family="paragraph" style:parent-style-name="Standard">
      <style:paragraph-properties>
        <style:tab-stops>
          <style:tab-stop style:position="6.302cm"/>
        </style:tab-stops>
      </style:paragraph-properties>
      <style:text-properties style:text-underline-style="none" officeooo:rsid="0025e251" officeooo:paragraph-rsid="0025e251"/>
    </style:style>
    <style:style style:name="P35" style:family="paragraph" style:parent-style-name="Standard">
      <style:paragraph-properties>
        <style:tab-stops>
          <style:tab-stop style:position="6.302cm"/>
        </style:tab-stops>
      </style:paragraph-properties>
      <style:text-properties fo:font-style="italic" style:text-underline-style="none" officeooo:rsid="002bf5b4" officeooo:paragraph-rsid="002bf5b4" style:font-style-asian="italic" style:font-style-complex="italic"/>
    </style:style>
    <style:style style:name="P36" style:family="paragraph" style:parent-style-name="Standard">
      <style:paragraph-properties>
        <style:tab-stops>
          <style:tab-stop style:position="6.302cm"/>
        </style:tab-stops>
      </style:paragraph-properties>
      <style:text-properties fo:font-style="italic" style:text-underline-style="none" officeooo:rsid="001fd476" officeooo:paragraph-rsid="001fd476" style:font-style-asian="italic" style:font-style-complex="italic"/>
    </style:style>
    <style:style style:name="P37" style:family="paragraph" style:parent-style-name="Standard">
      <style:paragraph-properties>
        <style:tab-stops>
          <style:tab-stop style:position="6.302cm"/>
        </style:tab-stops>
      </style:paragraph-properties>
      <style:text-properties fo:font-style="italic" style:text-underline-style="none" officeooo:rsid="002757a8" officeooo:paragraph-rsid="002757a8" style:font-style-asian="italic" style:font-style-complex="italic"/>
    </style:style>
    <style:style style:name="P38" style:family="paragraph" style:parent-style-name="Standard">
      <style:paragraph-properties>
        <style:tab-stops>
          <style:tab-stop style:position="6.302cm"/>
        </style:tab-stops>
      </style:paragraph-properties>
      <style:text-properties style:font-name="QAJJLG+NimbusRomNo9L-Regu" fo:font-size="11pt" officeooo:paragraph-rsid="001fd476" style:font-size-asian="11pt"/>
    </style:style>
    <style:style style:name="P39" style:family="paragraph" style:parent-style-name="Standard">
      <style:paragraph-properties>
        <style:tab-stops>
          <style:tab-stop style:position="6.302cm"/>
        </style:tab-stops>
      </style:paragraph-properties>
      <style:text-properties style:font-name="QAJJLG+NimbusRomNo9L-Regu" fo:font-size="11pt" style:text-underline-style="none" officeooo:rsid="00193120" officeooo:paragraph-rsid="00193120" style:font-size-asian="11pt"/>
    </style:style>
    <style:style style:name="P40" style:family="paragraph" style:parent-style-name="Standard">
      <style:paragraph-properties>
        <style:tab-stops>
          <style:tab-stop style:position="6.302cm"/>
        </style:tab-stops>
      </style:paragraph-properties>
      <style:text-properties fo:font-style="normal" style:text-underline-style="solid" style:text-underline-width="auto" style:text-underline-color="font-color" officeooo:rsid="0025e251" officeooo:paragraph-rsid="0025e251" style:font-style-asian="normal" style:font-style-complex="normal"/>
    </style:style>
    <style:style style:name="P41" style:family="paragraph" style:parent-style-name="Standard">
      <style:paragraph-properties>
        <style:tab-stops>
          <style:tab-stop style:position="6.302cm"/>
        </style:tab-stops>
      </style:paragraph-properties>
      <style:text-properties fo:font-style="normal" style:text-underline-style="solid" style:text-underline-width="auto" style:text-underline-color="font-color" officeooo:rsid="0025cafc" officeooo:paragraph-rsid="0025e251" style:font-style-asian="normal" style:font-style-complex="normal"/>
    </style:style>
    <style:style style:name="P42" style:family="paragraph" style:parent-style-name="Standard">
      <style:paragraph-properties>
        <style:tab-stops>
          <style:tab-stop style:position="6.302cm"/>
        </style:tab-stops>
      </style:paragraph-properties>
      <style:text-properties fo:font-style="normal" style:text-underline-style="solid" style:text-underline-width="auto" style:text-underline-color="font-color" officeooo:rsid="00261312" officeooo:paragraph-rsid="00261312" style:font-style-asian="normal" style:font-style-complex="normal"/>
    </style:style>
    <style:style style:name="P43" style:family="paragraph" style:parent-style-name="Standard">
      <style:paragraph-properties>
        <style:tab-stops>
          <style:tab-stop style:position="6.302cm"/>
        </style:tab-stops>
      </style:paragraph-properties>
      <style:text-properties fo:font-style="normal" style:text-underline-style="solid" style:text-underline-width="auto" style:text-underline-color="font-color" officeooo:rsid="00274022" officeooo:paragraph-rsid="00261312" style:font-style-asian="normal" style:font-style-complex="normal"/>
    </style:style>
    <style:style style:name="P44" style:family="paragraph" style:parent-style-name="Standard">
      <style:paragraph-properties>
        <style:tab-stops>
          <style:tab-stop style:position="6.302cm"/>
        </style:tab-stops>
      </style:paragraph-properties>
      <style:text-properties fo:font-style="normal" style:text-underline-style="solid" style:text-underline-width="auto" style:text-underline-color="font-color" officeooo:rsid="00274022" officeooo:paragraph-rsid="00274022" style:font-style-asian="normal" style:font-style-complex="normal"/>
    </style:style>
    <style:style style:name="P45" style:family="paragraph" style:parent-style-name="Standard">
      <style:paragraph-properties>
        <style:tab-stops>
          <style:tab-stop style:position="6.302cm"/>
        </style:tab-stops>
      </style:paragraph-properties>
      <style:text-properties fo:font-style="normal" style:text-underline-style="solid" style:text-underline-width="auto" style:text-underline-color="font-color" fo:font-weight="bold" officeooo:rsid="00274022" officeooo:paragraph-rsid="00274022" style:font-style-asian="normal" style:font-weight-asian="bold" style:font-style-complex="normal" style:font-weight-complex="bold"/>
    </style:style>
    <style:style style:name="P46" style:family="paragraph" style:parent-style-name="Standard">
      <style:paragraph-properties>
        <style:tab-stops>
          <style:tab-stop style:position="6.302cm"/>
        </style:tab-stops>
      </style:paragraph-properties>
      <style:text-properties fo:font-style="normal" style:text-underline-style="none" officeooo:rsid="0025e251" officeooo:paragraph-rsid="0025e251" style:font-style-asian="normal" style:font-style-complex="normal"/>
    </style:style>
    <style:style style:name="P47" style:family="paragraph" style:parent-style-name="Standard">
      <style:paragraph-properties>
        <style:tab-stops>
          <style:tab-stop style:position="6.302cm"/>
        </style:tab-stops>
      </style:paragraph-properties>
      <style:text-properties fo:font-style="normal" style:text-underline-style="none" officeooo:rsid="00261312" officeooo:paragraph-rsid="00261312" style:font-style-asian="normal" style:font-style-complex="normal"/>
    </style:style>
    <style:style style:name="P48" style:family="paragraph" style:parent-style-name="Standard">
      <style:paragraph-properties>
        <style:tab-stops>
          <style:tab-stop style:position="6.302cm"/>
        </style:tab-stops>
      </style:paragraph-properties>
      <style:text-properties fo:font-style="normal" style:text-underline-style="none" officeooo:rsid="00274022" officeooo:paragraph-rsid="00274022" style:font-style-asian="normal" style:font-style-complex="normal"/>
    </style:style>
    <style:style style:name="P49" style:family="paragraph" style:parent-style-name="Standard">
      <style:paragraph-properties>
        <style:tab-stops>
          <style:tab-stop style:position="6.302cm"/>
        </style:tab-stops>
      </style:paragraph-properties>
      <style:text-properties fo:font-style="normal" style:text-underline-style="none" fo:font-weight="bold" officeooo:rsid="00274022" officeooo:paragraph-rsid="00274022" style:font-style-asian="normal" style:font-weight-asian="bold" style:font-style-complex="normal" style:font-weight-complex="bold"/>
    </style:style>
    <style:style style:name="T1" style:family="text">
      <style:text-properties officeooo:rsid="00193120"/>
    </style:style>
    <style:style style:name="T2" style:family="text">
      <style:text-properties officeooo:rsid="001cad54"/>
    </style:style>
    <style:style style:name="T3" style:family="text">
      <style:text-properties style:font-name="QAJJLG+NimbusRomNo9L-Regu" fo:font-size="11pt" style:font-size-asian="11pt"/>
    </style:style>
    <style:style style:name="T4" style:family="text">
      <style:text-properties style:font-name="QAJJLG+NimbusRomNo9L-Regu" fo:font-size="11pt" officeooo:rsid="00193120" style:font-size-asian="11pt"/>
    </style:style>
    <style:style style:name="T5" style:family="text">
      <style:text-properties style:font-name="QAJJLG+NimbusRomNo9L-Regu" fo:font-size="11pt" officeooo:rsid="00261312" style:font-size-asian="11pt"/>
    </style:style>
    <style:style style:name="T6" style:family="text">
      <style:text-properties style:font-name="QAJJLG+NimbusRomNo9L-Regu" fo:font-size="11pt" style:text-underline-style="none" officeooo:rsid="00193120" style:font-size-asian="11pt"/>
    </style:style>
    <style:style style:name="T7" style:family="text">
      <style:text-properties style:font-name="QAJJLG+NimbusRomNo9L-Regu" fo:font-size="11pt" fo:font-weight="bold" style:font-size-asian="11pt" style:font-weight-asian="bold" style:font-weight-complex="bold"/>
    </style:style>
    <style:style style:name="T8" style:family="text">
      <style:text-properties officeooo:rsid="001fd476"/>
    </style:style>
    <style:style style:name="T9" style:family="text">
      <style:text-properties officeooo:rsid="0020ec0b"/>
    </style:style>
    <style:style style:name="T10" style:family="text">
      <style:text-properties officeooo:rsid="0023beb3"/>
    </style:style>
    <style:style style:name="T11" style:family="text">
      <style:text-properties officeooo:rsid="00244c34"/>
    </style:style>
    <style:style style:name="T12" style:family="text">
      <style:text-properties officeooo:rsid="0025bb7d"/>
    </style:style>
    <style:style style:name="T13" style:family="text">
      <style:text-properties style:text-underline-style="none" officeooo:rsid="0025e251"/>
    </style:style>
    <style:style style:name="T14" style:family="text">
      <style:text-properties style:text-underline-style="none" officeooo:rsid="00261312"/>
    </style:style>
    <style:style style:name="T15" style:family="text">
      <style:text-properties style:text-underline-style="none" officeooo:rsid="001b2ffe"/>
    </style:style>
    <style:style style:name="T16" style:family="text">
      <style:text-properties style:text-underline-style="none" officeooo:rsid="001b930b"/>
    </style:style>
    <style:style style:name="T17" style:family="text">
      <style:text-properties style:text-underline-style="none" officeooo:rsid="001fd476"/>
    </style:style>
    <style:style style:name="T18" style:family="text">
      <style:text-properties style:text-underline-style="none" officeooo:rsid="00193120"/>
    </style:style>
    <style:style style:name="T19" style:family="text">
      <style:text-properties style:text-underline-style="none" officeooo:rsid="001bcaab"/>
    </style:style>
    <style:style style:name="T20" style:family="text">
      <style:text-properties style:text-underline-style="none" officeooo:rsid="00274022"/>
    </style:style>
    <style:style style:name="T21" style:family="text">
      <style:text-properties style:text-underline-style="none" officeooo:rsid="002757a8"/>
    </style:style>
    <style:style style:name="T22" style:family="text">
      <style:text-properties style:text-underline-style="none" officeooo:rsid="0028e684"/>
    </style:style>
    <style:style style:name="T23" style:family="text">
      <style:text-properties style:text-underline-style="none" officeooo:rsid="002bf5b4"/>
    </style:style>
    <style:style style:name="T24" style:family="text">
      <style:text-properties style:text-underline-style="none" officeooo:rsid="002cf9f9"/>
    </style:style>
    <style:style style:name="T25" style:family="text">
      <style:text-properties officeooo:rsid="0025e251"/>
    </style:style>
    <style:style style:name="T26" style:family="text">
      <style:text-properties officeooo:rsid="00261312"/>
    </style:style>
    <style:style style:name="T27" style:family="text">
      <style:text-properties officeooo:rsid="00274022"/>
    </style:style>
    <style:style style:name="T28" style:family="text">
      <style:text-properties officeooo:rsid="002a7bf3"/>
    </style:style>
    <style:style style:name="T29" style:family="text">
      <style:text-properties fo:font-weight="bold" officeooo:rsid="002bf5b4" style:font-weight-asian="bold" style:font-weight-complex="bold"/>
    </style:style>
    <style:style style:name="T30" style:family="text">
      <style:text-properties officeooo:rsid="002e41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Methodology</text:p>
      <text:p text:style-name="P14"/>
      <text:p text:style-name="P15">Data Collection</text:p>
      <text:p text:style-name="P22">The first and possibly most challenging task that the team faced for a large proportion of the project duration was to source sufficient training data. The team therefore contacted a number of organisations and individuals with potential data sources and expertise in the field very early on: Dr Miguel Luengo-Oroz with MalariaSpot.org; Professor Adyogan Ozcan with the Ozcan Research Group, UCLA; Dr. Thomas Churcher, Faculty of Medicine, Imperial College; Dr. Andrew Blagborough, Faculty of Natural Sciences, Imperial College; and Dr. Chris Drakeley, Director of the Malaria Centre, London School of Hygeine and Tropical Medicine. </text:p>
      <text:p text:style-name="P22"/>
      <text:p text:style-name="P22">The majority of experts were interested in the project, and meetings were set up with Dr. Churcher, Dr. Blagborough (who was met through Dr. Churcher) and Dr. Drakeley. It was found from these meetings that the academic and medical community do not archive digitalised bloom films as the team had hoped. One group that had researched the usefulness of gamifying malaria diagnosis had a large number of images embedded in an online game. The team were granted permission to scape this website for images, and a script was written to automate this process. However, the images were not particularly useful, and the website owners were unable to send the team their data directly. It was therefore decided that using the labs and mouse blood films available with Dr. Blagborough at Imperial would be the most effective approach to data collection. Furthermore, a number of helpful suggestions and modifications to the specifications were gleaned from these meetings (see Appendix for a full summary of meeting points).</text:p>
      <text:p text:style-name="P22"/>
      <text:p text:style-name="P1"><text:span text:style-name="T1">As the contacted expert groups would be unable to help digitalise archived slides themselves, Dr. Blagborough kindly volunteered use of the facilities in his lab for the team to come and digitalise the slides themselves. Dr. Blagborough's lab is interested in the testing of anti-malarial drugs on mouse specific strains of malaria, and was therefore equipped with the necessary experience and facilities for the team to work without supervision. To give every team member a chance of experiencing this aspect of the project, and to fairly divide this time consuming work, each team member undertook their fair share of image collection.</text:span></text:p>
      <text:p text:style-name="P23"/>
      <text:p text:style-name="P8"><text:span text:style-name="T15">Only one team member had prior lab</text:span><text:span text:style-name="T24">o</text:span><text:span text:style-name="T15">ratory experience, and therefore every member of the group </text:span><text:span text:style-name="T16">learnt </text:span><text:span text:style-name="T15">how to use the digital microscope. Two members of the group went for an initial meeting with Dr Blagborough to familiarise themselves with the equipment, and future sessions were undertaken in pairs, </text:span><text:span text:style-name="T17">with</text:span><text:span text:style-name="T15"> one of the pair </text:span><text:span text:style-name="T16">having previously </text:span><text:span text:style-name="T17">attended a</text:span><text:span text:style-name="T24">n</text:span><text:span text:style-name="T17"> imaging session</text:span><text:span text:style-name="T16"> with an experienced member (such that each member had one “naive” session followed by a “teaching” session). </text:span><text:span text:style-name="T18">The team visited the Dr. Blagborough's lab in Imperial a number of times in 3 hour shifts to photograph as many positive and negative mouse blood slides as possible, coming away with approximately 500 positive and 500 negative digital images. This process involved mounting, focusing and snapshotting various points on the blood slide. </text:span><text:span text:style-name="T4">It took the team a bit of time to familiarise themselves with the equipment and slides, but every </text:span><text:span text:style-name="T3">member of the group soon became proficient in taking these images.</text:span><text:span text:style-name="T6"> </text:span><text:span text:style-name="T19">The team decided that 1000 images would provide sufficient training data.</text:span></text:p>
      <text:p text:style-name="P24"/>
      <text:p text:style-name="P16">Preparing the Training Data</text:p>
      <text:p text:style-name="P25">- 1000 images before transformation (500 of each)</text:p>
      <text:p text:style-name="P25">- Extend effective training set by carrying out image transformations</text:p>
      <text:p text:style-name="P25">- Python scripts</text:p>
      <text:p text:style-name="P25">- Batching the images</text:p>
      <text:p text:style-name="P26">- Tom write about the scripts used?</text:p>
      <text:p text:style-name="P25"/>
      <text:p text:style-name="P16">Training and Testing the Neural Network</text:p>
      <text:p text:style-name="P26">- Matt, what was involved with this?</text:p>
      <text:p text:style-name="P25"><text:soft-page-break/></text:p>
      <text:p text:style-name="P16">Front End</text:p>
      <text:p text:style-name="P17">General Approach and Implementation</text:p>
      <text:p text:style-name="P4"><text:span text:style-name="T27">It was decided early on that there would be two interfaces to the database and neural network: a desktop application and a website. These two tasks were therefore divided between the team based on interests and skillset. There was a further divide of these tasks into developing both the user interface itself and the links between the database and network with the UI. Python was chosen as the main language for the user interface and interaction with the back end due to its high versatility and number of useful interfacing and image manipulation packages. The main packages used were PyQt4 and psycopg2. For the website, </text:span><text:span text:style-name="T29">Will what did you use?!</text:span></text:p>
      <text:p text:style-name="P27"/>
      <text:p text:style-name="P35">&lt;&lt;&lt; Design? &gt;&gt;&gt;</text:p>
      <text:p text:style-name="P4"><text:span text:style-name="T2">Users are able to access the image database through a website or standalone desktop application, both of which allow users to upload and diagnose images. Typical users of the desktop interface might be research laboratories or those at permanent field sites, where users need to upload and browse images in conjunction with other software (eg. with digital microscopy software). The website offers a lightweight and portable interface to the database for use in the field or from a mobile device. The website also contains a information and contact details regarding the project.</text:span></text:p>
      <text:p text:style-name="P28"/>
      <text:p text:style-name="P18">Website</text:p>
      <text:p text:style-name="P36">&lt;&lt;&lt; From report 2 &gt;&gt;&gt;</text:p>
      <text:p text:style-name="P37">- Make sure you say why the website solves our aim of getting som<text:span text:style-name="T30">e</text:span>thing on mobile devices effectively</text:p>
      <text:p text:style-name="P7"><text:span text:style-name="T6">The first front-end implementation of our project constitutes the web-interface to the image database and net. </text:span><text:span text:style-name="T3">The website will comprise two areas, the upload area, </text:span><text:span text:style-name="T7">and the viewing area. The latter will allow the user to browse the database of images, and also functions as the landing page on completion of upload.</text:span><text:span text:style-name="T3"> Though we considered the use of various python- and CSS-frameworks for constructing the website, we eventually concluded that writing the website ’from scratch’ to be a better option. The requirements of this interface are certainly much smaller than that catered for by python web-development suites such as Django, or CherryPy. Likewise, CSS frameworks, such as Bootstrap or Foundation, are more useful for websites of much larger scope. The functionality of both these systems can easily be written into our website without these systems’ help, and without the server-side burden incurred by these larger systems’ implementation. </text:span></text:p>
      <text:p text:style-name="P38"/>
      <text:p text:style-name="P38">Problems we encountered while setting up the website were largely consequences of working with several different languages. The submission of files from the website to the database takes numerous steps: the HTML form is processed by javascript into a FormData object, submitted via HTTP POST request to a CGI Python script, returning a JSON to the original page’s AJAX request function for response handling. At each stage of this process the form and file data must be properly formatted and defined according to both the particularities of the sender and the expectations of the receiver. Asynchronous AJAX requests further complicate the matter, and since they are relatively unexplored HTML5-spec features, the issue is less well documented.</text:p>
      <text:p text:style-name="P39"/>
      <text:p text:style-name="P19">Desktop Application</text:p>
      <text:p text:style-name="P5"><text:span text:style-name="T8">The desktop application allows users to upload and browse images in the database, test the accuracy of their diagnoses and parasitic counts, and to upload an image to be diagnosed by the neural network. There were two elements to the overall development of the desktop application: building the actual interface, and figuring out how to pass and receive data to and from the psql database. The desktop team therefore split to solve these problems sperately, such that the interactions between these facets of the front end could be performed through simple function calls to separate classes. This approach allowed for a great deal of flexibility in not only work schedules, but also in what features could be added to the respective classes. Furthermore, the development of a Python class to interface directly with the database meant that both the desktop software and website could utilise the same function calls. PyQt provided an excellent means for the team to fulfill the requirement of an intuitive and functional UI to the database.</text:span></text:p>
      <text:p text:style-name="P29"><text:soft-page-break/></text:p>
      <text:p text:style-name="P6"><text:span text:style-name="T9">Building a central application class from which sub applications (the image uploader, browser etc) could be managed was the first task in building the actual interface. Once the desktop application team had a basic grasp of the PyQt package, the image uploader was the first actual feature to be implemented. One team member undertook the task of learning how to display a separate PyQt dialog box, allowing the user to select a file from the file system, converting that file to a byte array, to choose and store accompanying labels from dropdown boxes (restricted to preset labels), and to optionally add comments. The base64 library was used for image conversion rather than a more extensive library such as cPickle, as little actual manipulation was needed at this stage. Another team member worked on creating a connection with the psql database, using the psycopg2 package to form SQL queries from a provided list of variables, and to return success or a failure message following an attempted insert. This stage of development was by far the slowest as the team familiarised themselves with these packages, but once the central application, image uploader and database interface class were completed, the rest of the features could be implemented using similar ideas.</text:span></text:p>
      <text:p text:style-name="P30"/>
      <text:p text:style-name="P2"><text:span text:style-name="T10">Once the basic application and uploading feature were complete, the team extended the program to include a separate image browser. This feature allows users to specify a range of optional search labels and ranges (eg. upload date range), returning a dictionary of byte arrays, image ID numbers and accompanying image labels. These results are then displayed as large icons in a scrollable window. Furthermore, the user is able to select a download location and to save all of the returned image locally. Being able to easily download and save any desired images in a known location will make it extremely easy to retrain the neural network on any images that are uploaded to the database in the future. </text:span></text:p>
      <text:p text:style-name="P31"/>
      <text:p text:style-name="P3"><text:span text:style-name="T11">The first problem faced with the browser feature was that the entire window needed to wait for the submitted SQL query to complete. This led to potentially long periods of freezing when returning a particularly large number of images. A threaded loading bar was therefore implemented, utilising PyQt's built in signal and slot mechanism to indicate completion to the image browser window. This thought also highlighted the benefit of allowing users to upload multiple images at once with the uploader feature, and this functionality (along with a progress bar) was added. PyQt's signal and slot mechanism were also used to solve the problem of allowing only one uploader/browser window to be open at a time. These windows were implemented as a property of the overall application object, connecting the close signal from the sub application to the overall application. </text:span></text:p>
      <text:p text:style-name="P32"/>
      <text:p text:style-name="P3"><text:span text:style-name="T28">Another significant problem was to ensuring that the specified file location is valid and that no pre existing files were being overwritten. Checks for file existence were therefore added to the start of these functions. To accompany the downloaded images, a .csv file of the accompanying label images is created in Python (using the csv library) and saved alongside the downloaded images. The final significant feature to be added to the browser class allows the user to view a full size image and accompanying labels in a separate window by double clicking an icon in the results list.</text:span></text:p>
      <text:p text:style-name="P33"/>
      <text:p text:style-name="P2"><text:span text:style-name="T12">Following meetings with academic experts, a quiz to assess diagnostic accuracy was implemented as another feature. This allowed users to decide the number of images, time limit, and number of strains that they are to be tested on. Furthermore, users are able to optionally test themselves on parasitic count (allowing themselves a certain margin for error). These options are then used to return a number of random images from the database that match these criteria. As there was a delay between submitting this query and starting the quiz, a message box was added to inform the user when the quiz was ready to start. The user is then presented with another window, allowing them to switch between images and input their answers. A threaded timer was added to the top of this window to indicate remaining time. Upon pressing submit, the window is replaced with a summary of results: comparing the given answers against the real accompanying labels in the database, and </text:span><text:soft-page-break/><text:span text:style-name="T12">giving an accuracy score. </text:span></text:p>
      <text:p text:style-name="P33"/>
      <text:p text:style-name="P33">The final significant feature to be added was the actual diagnostic tool. As this tool used ideas that had already been implemented in the previous features (selecting an image from the file system, displaying a set of returned results), development of this feature was fairly quick. The main difficulty here was interfacing with the neural network (discussed below).</text:p>
      <text:p text:style-name="P33"/>
      <text:p text:style-name="P20">Back end</text:p>
      <text:p text:style-name="P8"><text:span text:style-name="T20">Just as the front end was divided up into sub problems, working on the back end was divided into the following components: setting up the database, manipulating and batching the large amount of training data, and setting up the neural network itself. </text:span><text:span text:style-name="T14">The overall strategy for the back end was to work on each component separately, allowing each team member or group of team members to work flexibly and with the freedom to add features and functionality with minimal constraints. This meant that whilst some of the team worked on the front end, the rest of the team could </text:span><text:span text:style-name="T22">work </text:span><text:span text:style-name="T14">on writing scripts to modify and batch images, setting up </text:span><text:span text:style-name="T22">the neural network</text:span><text:span text:style-name="T14">, </text:span><text:span text:style-name="T22">and</text:span><text:span text:style-name="T14"> training and testing the neural network. </text:span><text:span text:style-name="T22">As a result, </text:span><text:span text:style-name="T14">integration </text:span><text:span text:style-name="T22">could be </text:span><text:span text:style-name="T14">a multi part process. F</text:span><text:span text:style-name="T3">or example, establishing the necessary interaction between our web interface and database system such that a user might upload an image file from their local machine to the database with the relevant information and labels attached. </text:span><text:span text:style-name="T5">The final stage of integration was then to fully implement a way of passing images and results between the front end and the neural network.</text:span></text:p>
      <text:p text:style-name="P20"/>
      <text:p text:style-name="P21">Setting up CUDA</text:p>
      <text:p text:style-name="P34">- ???</text:p>
      <text:p text:style-name="P21"/>
      <text:p text:style-name="P40">Setting up the PSQL database</text:p>
      <text:p text:style-name="P9"><text:span text:style-name="T13">As each team member already had an existing psql database set up within the department, it was decided that this would be used to host the blood film images due to the ease of setting this up and the support of CSG. </text:span><text:span text:style-name="T21">Due to this support and ease in setting up, using the team's own psql database fit the requirements of a simple and easily updatable database. </text:span><text:span text:style-name="T13">Setting up the psql database was therefore just a case of creating new tables to store the byte arrays and user specified labels. To keep open the option of searching the database without returning the potentially large byte arrays of each image, these were stored in separate tables with a foreign key from the main table of image labels to the byte array table. The primary key of this main table was added as an automatically incrementing index value, ensuring that each added image would automatically be unique. </text:span><text:span text:style-name="T23">Later in the project, it was decided that a table should be included in the database with a list of acceptable “keys”. This table could then be queried with a provided key to check that an uploading user is allowed to use the database. This helps to prevent users from using the website maliciously.</text:span></text:p>
      <text:p text:style-name="P40"/>
      <text:p text:style-name="P41">Interfacing with PSQL</text:p>
      <text:p text:style-name="P9"><text:span text:style-name="T13">It was decided that the formation and success/failure of each submitted upload/request should be handled by a separate interfacing class rather than the front end application itself, as this would allow the team to manage the tasks better, and to keep the direct interface to the database relatively hidden. Another advantage of writing dedicated code to interface with the database was that this class could be used by both the desktop application and website. Using the psycopg2 python package, the first steps were to form a direct connection to the database, and then to attempt to query the database (using a “cursor”). The functions were all developed to return false if the query fails, and to return a corresponding error message to the caller. Although the interface software was already written to limit the size of inserted data and to prevent the use of semi-colons, another query check was added to the database class to protect against malicious SQL injections. </text:span></text:p>
      <text:p text:style-name="P46"/>
      <text:p text:style-name="P40">Interfacing with the Neural Network</text:p>
      <text:p text:style-name="P11"><text:span text:style-name="T25">- Karun? Make sure you say why this was a problem, and why we chose to solve the problem the way we did (ie. Because we were doing everything in python already)</text:span></text:p>
      <text:p text:style-name="P47"><text:soft-page-break/>One of the biggest hurdles that the team faced was providing an interface between the desktop application and website with the neural network. An easy way of interfacing with cuda was not available within the package itself, and the team had to come up with a work around to utilise the output of the network. </text:p>
      <text:p text:style-name="P40"/>
      <text:p text:style-name="P42">Testing</text:p>
      <text:p text:style-name="P42">Overall Testing Strategy</text:p>
      <text:p text:style-name="P10"><text:span text:style-name="T26">The team attempted to ensure thorough code testing and extensive high level testing throughout the project period. During the early and mid stages of the project, unit testing and code coverage was a significant consideration for the team, particularly for the front ends where much of the code was developed directly by the team. The project utilises a large amount of third party libraries (cuda, PyQt), and automated testing on the team's own code and features was therefore the priority. As well as automated test cases, individual features of each facet of the project were manually tested extensively where appropriate (eg. the desktop application and website). Testing libraries to test code coverage were also used where appropriate.</text:span></text:p>
      <text:p text:style-name="P43"/>
      <text:p text:style-name="P44">Front End</text:p>
      <text:p text:style-name="P45">Website</text:p>
      <text:p text:style-name="P49">Much of the testing on the website has been browser-testing. The variations in browser's representations of html, and implementations of javascript and css specifications, are notoriously difficult to negotiate. Thankfully, HTML forms are supported in all major browsers\cite{raggle}, and these form the major structure of our website. The javascript we use is also quite simple. Ajax requests(simple POST requests suffice for our purposes) are well supported, with only minor problems in IE9 that are easily overcome (see \cite{jib}). The python scripts include the cgitb library, which traces and reports errors, giving html output. Our javascript reports most of its activity to the browser console.</text:p>
      <text:p text:style-name="P49"/>
      <text:p text:style-name="P49">\noindent Our main resource here, however, w<text:span text:style-name="T30">ere</text:span> Browser Shots. This website returns various screenshots that show how the website looks on various browser/operating system combinations. The results showed very little variation. The only expected 'contentious' method we used in the website's construction was the way we centre the content vertically on the page. Centering things vertically in web design is an established difficulty, as browser's regularly disagree on boundaries of objects - for instance, when using javascript to vertically centre an object on the screen, chrome and internet explorer accepts references to the width of the &lt;html&gt; or &lt;body&gt; tags as equivalent to the size of the screen if these tags are set to 100\% width and/or height, whereas Firefox only allows calling the method window.innerWidth. Internet Explorer automatically includes padding and border in an items width and height when other browsers do not.\cite{mange} In our design we utilise the little-used CSS selector `:before' to centre our website, as detailed in \cite{quive}, which esentially solves the problem for anything bar Internet Explorer versions 7 and below, but as these browsers account for less than 2\%of traffic,\cite{gith}\cite{kryn} we won't worry.</text:p>
      <text:p text:style-name="P49">\\</text:p>
      <text:p text:style-name="P49">\noindent Otherwise, our google pagespeed insight returns a 100/100 score for both mobile and desktop tests, and various tests of our upload flow don't produce errors. We attribute this to the simplicity of the design, and the validity checks made by the validify.py script. Beyond the upload page, the data is clean and all behaviour is expected.</text:p>
      <text:p text:style-name="P49"><text:s text:c="16"/></text:p>
      <text:p text:style-name="P49"><text:s text:c="16"/></text:p>
      <text:p text:style-name="P49">\subsubsection{Software}</text:p>
      <text:p text:style-name="P49"/>
      <text:p text:style-name="P49">As in earlier testing stages, we tested the software using Python's built-in unittest package. Interaction with the windows of the desktop application is through a PyQt4 interface, and we <text:soft-page-break/>therefore used the QTest package to simulate keystrokes and mouse clicks to fill in line edits, select drop-down options and click push buttons. Test cases were designed to simulate the type of mistakes and successful queries that a user might make, such as submitting the wrong file, leaving essential fields blank, attempting to insert malicious comments or inadvertently overwriting exsiting files. These cases therefore compared actual upload, search and download results against expected results for queries designed to both succeed and fail. For example, submitting images with potentially malicious comments (failure) or searching for a known image (success). The test all succeeded as seen in Figures \ref{jamesdatabasetest} and \ref{uploadertest}.\\</text:p>
      <text:p text:style-name="P49"><text:tab/></text:p>
      <text:p text:style-name="P49">\noindent In order to avoid bugs from superfluous code, we also tested for code and branch coverage alongside the test cases using the package `coverage'\cite{coverage}. The results were overall very successful with coverage for both the browser and upload at 97\% and 96\% respectively. These results can been seen in Figures \ref{browser_coverage} and \ref{uploader_coverage}. \\</text:p>
      <text:p text:style-name="P49"/>
      <text:p text:style-name="P49">\noindent Finally, the user interface was tested for the effect of malicious inputs and usage. All of the buttons in the application windows were repeatedly clicked with the aim of breaking the system, and line edits were filled in with the aim of crashing the application. Aside from the problems that were found and resolved earlier in the course of the project, the only significant that was found (and fixed) was from attempting to open multiple copies of the same function from the main menu. This was addressed by altering the overall application to allow only one copy of each feature to be run at a time.</text:p>
      <text:p text:style-name="P48"/>
      <text:p text:style-name="P49">\subsection{Back End}</text:p>
      <text:p text:style-name="P49">\subsubsection{Database}</text:p>
      <text:p text:style-name="P49">To test the database, we again used Python's built-in unit testing framework unittest. For the python class that interacts with the PSQL database, the test-cases that had to be checked were those in which the list of image data was well formed, with the appropriate values in the respective locations based on whether it should be an integer or a text string. Similarly, we also tested for failure where the list did not have enough values, where a location contained an integer as opposed to an expected string, or where a terminal character was present which we have not allowed as input in order to avoid SQL injection. All tests succeeded as seen in Figure \ref{nicktestdatabase}.\\</text:p>
      <text:p text:style-name="P49"><text:tab/></text:p>
      <text:p text:style-name="P49">\noindent We also wanted to check that the database class was as efficient as possible in terms of code and branch coverage in order to minimise the possibility of bugs. Using the python package coverage\cite{coverage}, we tested the code coverage for the database class alongside the above unit tests, which resulted in 97\% as seen in Figure \ref{database_coverage}.</text:p>
      <text:p text:style-name="P48"/>
      <text:p text:style-name="P49">\subsubsection{The Neural Network}</text:p>
      <text:p text:style-name="P12"><text:span text:style-name="T27">We decided there was no need to test the code which generates the neural network (cuda - convnet and noccn) as they are well supported third party libraries with adequate documentation\cite{noccn,cuda}. However we have been testing the results of the network itself by running images through the network and comparing predictions vs labels. Our current network which is trained on half of our data ($\sim$ 6000 total images, untransformed but cropped) with 600 epochs has an error rate of 27\% (see Figure \ref{fig:neterror}).</text:span></text:p>
      <text:p text:style-name="P49"/>
      <text:p text:style-name="P49">\subsubsection{Image Transformations Script} </text:p>
      <text:p text:style-name="P49">Image transformations are carried out using a python script which makes use of NumPy and the Python Imaging Library\citep{numpy}. As typical images are cumbersome matrices, in <text:soft-page-break/>order to test image processing we used a 9x9 pixel image which enables effective test cases to be easily written.\\ </text:p>
      <text:p text:style-name="P49"/>
      <text:p text:style-name="P49">\noindent Testing was carried out using Nose, an extension of Python’s `unittest' module which provides better error introspection and plugins for output capture \citep{nose}. All tests were executed using dedicated test cases. In order to compare arrays for raising assertions in our test cases, we used NumPy's numpy.testing module. For code coverage, we used Nedbachelder's coverage module. It was very helpful in its coverage reports showing all code line by line and highlighting which lines/branches had not been covered allowing us to very quickly identify test cases to write or augment. \\</text:p>
      <text:p text:style-name="P49"/>
      <text:p text:style-name="P49">\noindent Our testing achieved 96\% code coverage with all but one branch covered as seen in Figure \ref{transformationCoverage}.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QAJJLG+NimbusRomNo9L-Regu" svg:font-family="QAJJLG+NimbusRomNo9L-Regu"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Hay</meta:initial-creator>
    <meta:creation-date>2014-05-13T13:59:31</meta:creation-date>
    <dc:date>2014-05-14T15:51:30.434643000</dc:date>
    <meta:editing-duration>PT38M5S</meta:editing-duration>
    <meta:editing-cycles>5</meta:editing-cycles>
    <meta:generator>LibreOffice/4.1.3.2$MacOSX_x86 LibreOffice_project/70feb7d99726f064edab4605a8ab840c50ec57a</meta:generator>
    <meta:document-statistic meta:table-count="0" meta:image-count="0" meta:object-count="0" meta:page-count="7" meta:paragraph-count="70" meta:word-count="3902" meta:character-count="24301" meta:non-whitespace-character-count="20419"/>
  </office:meta>
</office:document-meta>
</file>